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d4d4d4" fo:letter-spacing="normal" officeooo:paragraph-rsid="001c6e6f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fo:letter-spacing="normal" officeooo:paragraph-rsid="001c6e6f"/>
    </style:style>
    <style:style style:name="T1" style:family="text">
      <style:text-properties style:font-name="Droid Sans Mono" fo:font-size="10.5pt" fo:font-style="normal" fo:font-weight="normal"/>
    </style:style>
    <style:style style:name="T2" style:family="text">
      <style:text-properties style:font-name="Droid Sans Mono" fo:font-size="10.5pt" fo:font-style="normal" fo:font-weight="normal" style:font-name-asian="Droid Sans Mono" style:font-size-asian="10.5pt" style:font-style-asian="normal" style:font-weight-asian="normal"/>
    </style:style>
    <style:style style:name="T3" style:family="text">
      <style:text-properties style:font-name-asian="Droid Sans Mono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ない , -7.131362629363584</text:span></text:p>
      <text:p text:style-name="P2"><text:span text:style-name="T1">残念 , -5.478032939634874</text:span></text:p>
      <text:p text:style-name="P2"><text:span text:style-name="T1">ん , -4.933427185791213</text:span></text:p>
      <text:p text:style-name="P2"><text:span text:style-name="T1">し , -4.474012333655824</text:span></text:p>
      <text:p text:style-name="P2"><text:span text:style-name="T1">ませ , -4.467002526590788</text:span></text:p>
      <text:p text:style-name="P2"><text:span text:style-name="T1">最悪 , -4.014353482172309</text:span></text:p>
      <text:p text:style-name="P2"><text:span text:style-name="T1">? , -3.8761720376779576</text:span></text:p>
      <text:p text:style-name="P2"><text:span text:style-name="T1">.. , -3.6183891763691256</text:span></text:p>
      <text:p text:style-name="P2"><text:span text:style-name="T1">のに , -3.588175000671565</text:span></text:p>
      <text:p text:style-name="P2"><text:span text:style-name="T1">だけ , -3.1652161801624796</text:span></text:p>
      <text:p text:style-name="P2"><text:span text:style-name="T1">返品 , -3.0607941936304015</text:span></text:p>
      <text:p text:style-name="P2"><text:span text:style-name="T1">駄作 , -3.01533448632665</text:span></text:p>
      <text:p text:style-name="P2"><text:span text:style-name="T1">評価 , -2.9723055370674647</text:span></text:p>
      <text:p text:style-name="P2"><text:span text:style-name="T1">か , -2.928980926047605</text:span></text:p>
      <text:p text:style-name="P2"><text:span text:style-name="T1">悪い , -2.8887017701738102</text:span></text:p>
      <text:p text:style-name="P2"><text:span text:style-name="T1">つまらない , -2.829577479643984</text:span></text:p>
      <text:p text:style-name="P2"><text:span text:style-name="T1">すぎ , -2.6802821240836567</text:span></text:p>
      <text:p text:style-name="P2"><text:span text:style-name="T1">吹き替え , -2.6451417961056474</text:span></text:p>
      <text:p text:style-name="P2"><text:span text:style-name="T1">が , -2.5996055236666358</text:span></text:p>
      <text:p text:style-name="P2"><text:span text:style-name="T1">全く , -2.5490808846941087</text:span></text:p>
      <text:p text:style-name="P2"><text:span text:style-name="T1">ダメ , -2.483328296785869</text:span></text:p>
      <text:p text:style-name="P2"><text:span text:style-name="T1">がっかり , -2.453353376221637</text:span></text:p>
      <text:p text:style-name="P2"><text:span text:style-name="T1">最低 , -2.4493095311422466</text:span></text:p>
      <text:p text:style-name="P2"><text:span text:style-name="T1">声優 , -2.1789898091492774</text:span></text:p>
      <text:p text:style-name="P2"><text:span text:style-name="T1">こんな , -2.146517781224863</text:span></text:p>
      <text:p text:style-name="P2"><text:span text:style-name="T1">退屈 , -2.0855452275120783</text:span></text:p>
      <text:p text:style-name="P2"><text:span text:style-name="T1">ひどい , -2.0329072021372636</text:span></text:p>
      <text:p text:style-name="P2"><text:span text:style-name="T1">なかっ , -1.9390798260316666</text:span></text:p>
      <text:p text:style-name="P2"><text:span text:style-name="T1">酷い , -1.9235280214711645</text:span></text:p>
      <text:p text:style-name="P2"><text:span text:style-name="T1">途中 , -1.921482359108353</text:span></text:p>
      <text:p text:style-name="P2"><text:span text:style-name="T1">..。 , -1.910650868337289</text:span></text:p>
      <text:p text:style-name="P2"><text:span text:style-name="T1">なら , -1.852973680103215</text:span></text:p>
      <text:p text:style-name="P2"><text:span text:style-name="T1">ガッカリ , -1.8328181159256633</text:span></text:p>
      <text:p text:style-name="P2"><text:span text:style-name="T1">再生 , -1.8217113024839708</text:span></text:p>
      <text:p text:style-name="P2"><text:span text:style-name="T1">てる , -1.7952135641268843</text:span></text:p>
      <text:p text:style-name="P2"><text:span text:style-name="T1">しか , -1.7951387882188081</text:span></text:p>
      <text:p text:style-name="P2"><text:span text:style-name="T1">無駄 , -1.766528128338444</text:span></text:p>
      <text:p text:style-name="P2"><text:span text:style-name="T1">インストール , -1.7261840260245174</text:span></text:p>
      <text:p text:style-name="P2"><text:span text:style-name="T1">期待 , -1.7035418402960603</text:span></text:p>
      <text:p text:style-name="P2"><text:span text:style-name="T1">失敗 , -1.6997925295002168</text:span></text:p>
      <text:p text:style-name="P2"><text:span text:style-name="T1">無い , -1.6992249925571232</text:span></text:p>
      <text:p text:style-name="P2"><text:span text:style-name="T1">どう , -1.6814829197902583</text:span></text:p>
      <text:p text:style-name="P2"><text:span text:style-name="T1">買わ , -1.674711577862704</text:span></text:p>
      <text:p text:style-name="P2"><text:span text:style-name="T1">ず , -1.6727885860597524</text:span></text:p>
      <text:p text:style-name="P2"><text:span text:style-name="T1">削除 , -1.615382684591633</text:span></text:p>
      <text:p text:style-name="P2"><text:span text:style-name="T1">割れ , -1.5652447685140722</text:span></text:p>
      <text:p text:style-name="P2"><text:span text:style-name="T1">過ぎ , -1.510341515797232</text:span></text:p>
      <text:p text:style-name="P2"><text:span text:style-name="T1">う , -1.5059483374637896</text:span></text:p>
      <text:p text:style-name="P2"><text:span text:style-name="T1">交換 , -1.5027705664532949</text:span></text:p>
      <text:p text:style-name="P2"><text:span text:style-name="T1">レベル , -1.4231338203732002</text:span></text:p>
      <text:p text:style-name="P2"><text:span text:style-name="T1">お金 , -1.4222001497633798</text:span></text:p>
      <text:p text:style-name="P2"><text:span text:style-name="T1">クソ , -1.415428787370794</text:span></text:p>
      <text:p text:style-name="P2"><text:span text:style-name="T1">まったく , -1.4152614117010585</text:span></text:p>
      <text:p text:style-name="P2"><text:span text:style-name="T1">じゃ , -1.408970594393619</text:span></text:p>
      <text:p text:style-name="P2"><text:span text:style-name="T1">全然 , -1.40793380321176</text:span></text:p>
      <text:p text:style-name="P2"><text:span text:style-name="T1">内容 , -1.389725994414324</text:span></text:p>
      <text:p text:style-name="P2"><text:span text:style-name="T1">無理 , -1.3873713770101008</text:span></text:p>
      <text:p text:style-name="P2"><text:span text:style-name="T1">言い , -1.3658596990780343</text:span></text:p>
      <text:p text:style-name="P2"><text:span text:style-name="T1">にくい , -1.3636841980938292</text:span></text:p>
      <text:p text:style-name="P2"><text:soft-page-break/><text:span text:style-name="T1">しまっ , -1.3628791927912909</text:span></text:p>
      <text:p text:style-name="P2"><text:span text:style-name="T1">・ , -1.3595020248650245</text:span></text:p>
      <text:p text:style-name="P2"><text:span text:style-name="T1">販売 , -1.3582009927918914</text:span></text:p>
      <text:p text:style-name="P2"><text:span text:style-name="T1">終わっ , -1.3568741656030379</text:span></text:p>
      <text:p text:style-name="P2"><text:span text:style-name="T1">起動 , -1.3523379896686043</text:span></text:p>
      <text:p text:style-name="P2"><text:span text:style-name="T1">ストーリー , -1.3450436819485057</text:span></text:p>
      <text:p text:style-name="P2"><text:span text:style-name="T1">たら , -1.3341211282752412</text:span></text:p>
      <text:p text:style-name="P2"><text:span text:style-name="T1">もっと , -1.3225755294485584</text:span></text:p>
      <text:p text:style-name="P2"><text:span text:style-name="T1">正直 , -1.3220133145414288</text:span></text:p>
      <text:p text:style-name="P2"><text:span text:style-name="T1">使え , -1.3206626800719743</text:span></text:p>
      <text:p text:style-name="P2"><text:span text:style-name="T1">不 , -1.2936668903954953</text:span></text:p>
      <text:p text:style-name="P2"><text:span text:style-name="T1">日本 , -1.2835970805411252</text:span></text:p>
      <text:p text:style-name="P2"><text:span text:style-name="T1">はっきり , -1.2803916839043974</text:span></text:p>
      <text:p text:style-name="P2"><text:span text:style-name="T1">は , -1.2767182173514227</text:span></text:p>
      <text:p text:style-name="P2"><text:span text:style-name="T1">糞 , -1.2720270748280427</text:span></text:p>
      <text:p text:style-name="P2"><text:span text:style-name="T1">って , -1.2566613228999652</text:span></text:p>
      <text:p text:style-name="P2"><text:span text:style-name="T1">外れ , -1.254762237039919</text:span></text:p>
      <text:p text:style-name="P2"><text:span text:style-name="T1">版 , -1.2435672426673114</text:span></text:p>
      <text:p text:style-name="P2"><text:span text:style-name="T1">違う , -1.2346983042978994</text:span></text:p>
      <text:p text:style-name="P2"><text:span text:style-name="T1">ショック , -1.2297175188975258</text:span></text:p>
      <text:p text:style-name="P2"><text:span text:style-name="T1">面白く , -1.2177829068372787</text:span></text:p>
      <text:p text:style-name="P2"><text:span text:style-name="T1">だらけ , -1.2163172603263628</text:span></text:p>
      <text:p text:style-name="P2"><text:span text:style-name="T1">買う , -1.2109988009937744</text:span></text:p>
      <text:p text:style-name="P2"><text:span text:style-name="T1">悪 , -1.187437557170827</text:span></text:p>
      <text:p text:style-name="P2"><text:span text:style-name="T1">詐欺 , -1.183892987323897</text:span></text:p>
      <text:p text:style-name="P2"><text:span text:style-name="T1">レビュー , -1.1612940487224725</text:span></text:p>
      <text:p text:style-name="P2"><text:span text:style-name="T1">ケース , -1.1554348367759664</text:span></text:p>
      <text:p text:style-name="P2"><text:span text:style-name="T1">なぜ , -1.1473835260331617</text:span></text:p>
      <text:p text:style-name="P2"><text:span text:style-name="T1">エラー , -1.1454837402821434</text:span></text:p>
      <text:p text:style-name="P2"><text:span text:style-name="T1">意味 , -1.1422508140508951</text:span></text:p>
      <text:p text:style-name="P2"><text:span text:style-name="T1">すぎる , -1.1351233307458692</text:span></text:p>
      <text:p text:style-name="P2"><text:span text:style-name="T1">悪く , -1.1257064423940186</text:span></text:p>
      <text:p text:style-name="P2"><text:span text:style-name="T1">届い , -1.096860742893646</text:span></text:p>
      <text:p text:style-name="P2"><text:span text:style-name="T1">ゴミ , -1.0952015238120123</text:span></text:p>
      <text:p text:style-name="P2"><text:span text:style-name="T1">やめ , -1.0913402010257367</text:span></text:p>
      <text:p text:style-name="P2"><text:span text:style-name="T1">バカ , -1.0900593430546466</text:span></text:p>
      <text:p text:style-name="P2"><text:span text:style-name="T1">つ , -1.08616323895988</text:span></text:p>
      <text:p text:style-name="P2"><text:span text:style-name="T1">ディズニー , -1.0683069531098546</text:span></text:p>
      <text:p text:style-name="P2"><text:span text:style-name="T1">タレント , -1.0682234579581482</text:span></text:p>
      <text:p text:style-name="P2"><text:span text:style-name="T1">ハズレ , -1.0648147236098575</text:span></text:p>
      <text:p text:style-name="P2"><text:span text:style-name="T1">製品 , -1.06036399750608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6:09:47.131581071</meta:creation-date>
    <dc:date>2021-01-07T16:18:39.120418998</dc:date>
    <meta:editing-duration>PT8M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00" meta:word-count="428" meta:character-count="2397" meta:non-whitespace-character-count="2197"/>
  </office:meta>
</office:document-meta>
</file>